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21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fo:border="none"/>
      <style:text-properties fo:color="#bf0041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15" style:family="table-cell" style:parent-style-name="Default">
      <style:text-properties fo:color="#000000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:ss</text:p>
          </table:table-cell>
          <table:table-cell table:style-name="ce133" office:value-type="string" calcext:value-type="string">
            <text:p>19 Zeichen</text:p>
          </table:table-cell>
          <table:table-cell table:style-name="ce133"/>
          <table:table-cell table:style-name="ce139" office:value-type="float" office:value="19" calcext:value-type="float">
            <text:p>19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2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55" office:value-type="string" calcext:value-type="string">
            <text:p>DayTime</text:p>
          </table:table-cell>
          <table:table-cell table:style-name="ce55"/>
          <table:table-cell table:style-name="ce55" office:value-type="string" calcext:value-type="string">
            <text:p>NIGHT</text:p>
          </table:table-cell>
          <table:table-cell table:style-name="ce55"/>
          <table:table-cell table:style-name="ce55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UNRISE</text:p>
          </table:table-cell>
          <table:table-cell table:style-name="ce56"/>
          <table:table-cell table:style-name="ce56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DAY</text:p>
          </table:table-cell>
          <table:table-cell table:style-name="ce56"/>
          <table:table-cell table:style-name="ce56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UNSET</text:p>
          </table:table-cell>
          <table:table-cell table:style-name="ce57"/>
          <table:table-cell table:style-name="ce57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 beibehalten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SETTING_NOT_ALLOWED</text:p>
          </table:table-cell>
          <table:table-cell table:style-name="ce155"/>
          <table:table-cell table:style-name="ce155" office:value-type="string" calcext:value-type="string">
            <text:p>Setzten der Werte (z.B. im automatic-Modus) nicht möglich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INVALID_VALUE_GIVEN</text:p>
          </table:table-cell>
          <table:table-cell table:style-name="ce156"/>
          <table:table-cell table:style-name="ce156" office:value-type="string" calcext:value-type="string">
            <text:p>Ungültiger Wert übermitt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</text:span><text:span text:style-name="T3">enthalten. Feld wird in einem </text:span><text:span text:style-name="T3">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302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2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21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190" office:value-type="string" calcext:value-type="string">
            <text:p>GlobalTimerData</text:p>
          </table:table-cell>
          <table:table-cell table:style-name="ce190" office:value-type="string" calcext:value-type="string">
            <text:p>PointOfTime</text:p>
          </table:table-cell>
          <table:table-cell table:style-name="ce240" office:value-type="string" calcext:value-type="string">
            <text:p>model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307" office:value-type="string" calcext:value-type="string">
            <text:p>Aktueller Modelbahnta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Long</text:p>
          </table:table-cell>
          <table:table-cell table:style-name="ce107" office:value-type="string" calcext:value-type="string">
            <text:p>multiplicator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Geschwindigkeitsfaktor Modellbahnzeit</text:p>
          </table:table-cell>
          <table:table-cell table:style-name="ce249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night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Nacht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sunrise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auf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day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Ta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91"/>
          <table:table-cell table:style-name="ce226" office:value-type="string" calcext:value-type="string">
            <text:p>Integer</text:p>
          </table:table-cell>
          <table:table-cell table:style-name="ce226" office:value-type="string" calcext:value-type="string">
            <text:p>sunsetStartTime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Uhrzeit Sonnenuntergang</text:p>
          </table:table-cell>
          <table:table-cell table:style-name="ce109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PointOfTime</text:p>
          </table:table-cell>
          <table:table-cell table:style-name="ce301" office:value-type="string" calcext:value-type="string">
            <text:p>Day</text:p>
          </table:table-cell>
          <table:table-cell table:style-name="ce301" office:value-type="string" calcext:value-type="string">
            <text:p>day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Ta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11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tim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Zeitpunkt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02" office:value-type="string" calcext:value-type="string">
            <text:p>SpecificBlockListData</text:p>
          </table:table-cell>
          <table:table-cell table:style-name="ce202" office:value-type="string" calcext:value-type="string">
            <text:p>Integer</text:p>
          </table:table-cell>
          <table:table-cell table:style-name="ce202" office:value-type="string" calcext:value-type="string">
            <text:p>id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Eindeutige Id</text:p>
          </table:table-cell>
          <table:table-cell table:style-name="ce320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03"/>
          <table:table-cell table:style-name="ce214" office:value-type="string" calcext:value-type="string">
            <text:p>BlockContactData</text:p>
          </table:table-cell>
          <table:table-cell table:style-name="ce203" office:value-type="string" calcext:value-type="string">
            <text:p>blockContacts</text:p>
          </table:table-cell>
          <table:table-cell table:style-name="ce203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-1" calcext:value-type="float">
            <text:p>-1</text:p>
          </table:table-cell>
          <table:table-cell table:style-name="ce203" office:value-type="string" calcext:value-type="string">
            <text:p>Blockliste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 office:value-type="string" calcext:value-type="string">
            <text:p>SpecificLayou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4" office:value-type="string" calcext:value-type="string">
            <text:p>SwitchStand</text:p>
          </table:table-cell>
          <table:table-cell table:style-name="ce124" office:value-type="string" calcext:value-type="string">
            <text:p>switchStand</text:p>
          </table:table-cell>
          <table:table-cell table:style-name="ce173"/>
          <table:table-cell table:number-columns-repeated="2" table:style-name="ce195" office:value-type="float" office:value="1" calcext:value-type="float">
            <text:p>1</text:p>
          </table:table-cell>
          <table:table-cell table:style-name="ce173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21" office:value-type="string" calcext:value-type="string">
            <text:p>PushTrainData</text:p>
          </table:table-cell>
          <table:table-cell table:style-name="ce238" office:value-type="string" calcext:value-type="string">
            <text:p>Integer</text:p>
          </table:table-cell>
          <table:table-cell table:style-name="ce121" office:value-type="string" calcext:value-type="string">
            <text:p>fromBlock</text:p>
          </table:table-cell>
          <table:table-cell table:style-name="ce121"/>
          <table:table-cell table:number-columns-repeated="2"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oBlock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rainI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09"/>
          <table:table-cell table:style-name="ce109" office:value-type="string" calcext:value-type="string">
            <text:p>DrivingDirection</text:p>
          </table:table-cell>
          <table:table-cell table:style-name="ce109" office:value-type="string" calcext:value-type="string">
            <text:p>direction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242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</text:span><text:span text:style-name="T2">nur intern behandelt)</text:span></text:p>
              <text:p text:style-name="P1"><text:span text:style-name="T2">SG =&gt; SINGLE (Nachricht wird </text:span><text:span text:style-name="T2">nur zum Client geschickt)</text:span></text:p>
              <text:p text:style-name="P1"><text:span text:style-name="T2">GP =&gt; GROUP (Nachricht wird an </text:span><text:span text:style-name="T2">die Mitlgieder der Gruppe </text:span><text:span text:style-name="T2">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290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/>
          <table:table-cell table:style-name="ce99"/>
          <table:table-cell table:style-name="ce357" office:value-type="string" calcext:value-type="string">
            <text:p>CONTROL</text:p>
          </table:table-cell>
          <table:table-cell table:style-name="ce369" office:value-type="string" calcext:value-type="string">
            <text:p>SAVE_BLOCK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table:number-columns-repeated="2"/>
          <table:table-cell table:style-name="ce112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Default"/>
          <table:table-cell table:style-name="ce416" table:number-columns-repeated="2"/>
          <table:table-cell table:style-name="ce408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currency-style style:name="N13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text>Ja</number:text>
    </number:number-style>
    <number:number-style style:name="N118P1" style:volatile="true">
      <number:text>Ja</number:text>
    </number:number-style>
    <number:number-style style:name="N118">
      <number:text>Nein</number:text>
      <style:map style:condition="value()&gt;0" style:apply-style-name="N118P0"/>
      <style:map style:condition="value()&lt;0" style:apply-style-name="N118P1"/>
    </number:number-style>
    <number:number-style style:name="N116P0" style:volatile="true">
      <number:text>Ein</number:text>
    </number:number-style>
    <number:number-style style:name="N116P1" style:volatile="true">
      <number:text>Ein</number:text>
    </number:number-style>
    <number:number-style style:name="N116">
      <number:text>Aus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2P0" style:volatile="true"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2-09T22:34:40.851890020</dc:date>
    <meta:generator>LibreOffice/7.3.7.2$Linux_X86_64 LibreOffice_project/30$Build-2</meta:generator>
    <meta:editing-duration>P30DT16H42M44S</meta:editing-duration>
    <meta:editing-cycles>512</meta:editing-cycles>
    <meta:document-statistic meta:table-count="6" meta:cell-count="1690" meta:object-count="0"/>
  </office:meta>
</office:document-meta>
</file>